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table:number-columns-repeated="54"/>
          <table:table-cell table:number-columns-repeated="970"/>
        </table:table-row>
        <table:table-row table:style-name="ro2">
          <table:table-cell table:style-name="ce1"/>
          <table:table-cell table:style-name="ce2" table:number-columns-repeated="57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 table:number-columns-repeated="57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Z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R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</text:p>
          </table:table-cell>
          <table:table-cell table:style-name="ce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 table:number-columns-repeated="57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 table:number-columns-repeated="57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T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C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K</text:p>
          </table:table-cell>
          <table:table-cell table:style-name="ce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 table:number-columns-repeated="57"/>
          <table:table-cell table:number-columns-repeated="96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7">00/00/0000</text:date>, <text:time style:data-style-name="N2" text:time-value="19:05:19.928350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2T15:00:24.159498453</meta:creation-date>
    <dc:date>2024-08-07T21:44:26.321074772</dc:date>
    <meta:editing-duration>PT5H8S</meta:editing-duration>
    <meta:editing-cycles>25</meta:editing-cycles>
    <meta:generator>LibreOffice/5.1.6.2$Linux_X86_64 LibreOffice_project/10m0$Build-2</meta:generator>
    <meta:document-statistic meta:table-count="1" meta:cell-count="233" meta:object-count="0"/>
  </office:meta>
</office:document-meta>
</file>